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urobiBenchmark" table:style-name="ta1">
        <table:shapes>
          <draw:frame draw:z-index="0" draw:style-name="gr1" draw:text-style-name="P1" svg:width="159.99mm" svg:height="89.99mm" svg:x="138.44mm" svg:y="8.96mm">
            <loext:p draw:notify-on-update-of-ranges="gurobiBenchmark.C3:gurobiBenchmark.C3 gurobiBenchmark.E4:gurobiBenchmark.E105 gurobiBenchmark.C3:gurobiBenchmark.C3 gurobiBenchmark.C4:gurobiBenchmark.C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port Gurobi:Tue Feb <text:s/>7</text:p>
          </table:table-cell>
          <table:table-cell office:value-type="string" calcext:value-type="string">
            <text:p>00:26:53 2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ed:rome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 text:c="5"/>Generation Time</text:p>
          </table:table-cell>
          <table:table-cell office:value-type="string" calcext:value-type="string">
            <text:p>Solve Time</text:p>
          </table:table-cell>
          <table:table-cell office:value-type="string" calcext:value-type="string">
            <text:p>Pathwidth</text:p>
          </table:table-cell>
          <table:table-cell office:value-type="string" calcext:value-type="string">
            <text:p>n+m</text:p>
          </table:table-cell>
        </table:table-row>
        <table:table-row table:style-name="ro1">
          <table:table-cell office:value-type="string" calcext:value-type="string">
            <text:p>rome100/grafo474.10.graph</text:p>
          </table:table-cell>
          <table:table-cell office:value-type="float" office:value="0.04244112" calcext:value-type="float">
            <text:p>0,0424411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me100/grafo546.12.graph</text:p>
          </table:table-cell>
          <table:table-cell office:value-type="float" office:value="0.04342174" calcext:value-type="float">
            <text:p>0,04342174</text:p>
          </table:table-cell>
          <table:table-cell office:value-type="float" office:value="0.59" calcext:value-type="float">
            <text:p>0,5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me100/grafo259.12.graph</text:p>
          </table:table-cell>
          <table:table-cell office:value-type="float" office:value="0.06472587" calcext:value-type="float">
            <text:p>0,06472587</text:p>
          </table:table-cell>
          <table:table-cell office:value-type="float" office:value="1.21" calcext:value-type="float">
            <text:p>1,2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me100/grafo1905.13.grap</text:p>
          </table:table-cell>
          <table:table-cell office:value-type="float" office:value="0.04445028" calcext:value-type="float">
            <text:p>0,04445028</text:p>
          </table:table-cell>
          <table:table-cell office:value-type="float" office:value="3.15" calcext:value-type="float">
            <text:p>3,1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me100/grafo989.13.graph</text:p>
          </table:table-cell>
          <table:table-cell office:value-type="float" office:value="0.05502462" calcext:value-type="float">
            <text:p>0,05502462</text:p>
          </table:table-cell>
          <table:table-cell office:value-type="float" office:value="1.78" calcext:value-type="float">
            <text:p>1,7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ome100/grafo261.14.graph</text:p>
          </table:table-cell>
          <table:table-cell office:value-type="float" office:value="0.04320549" calcext:value-type="float">
            <text:p>0,04320549</text:p>
          </table:table-cell>
          <table:table-cell office:value-type="float" office:value="1.68" calcext:value-type="float">
            <text:p>1,6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ome100/grafo662.14.graph</text:p>
          </table:table-cell>
          <table:table-cell office:value-type="float" office:value="0.06290745" calcext:value-type="float">
            <text:p>0,06290745</text:p>
          </table:table-cell>
          <table:table-cell office:value-type="float" office:value="0.89" calcext:value-type="float">
            <text:p>0,8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ome100/grafo226.14.graph</text:p>
          </table:table-cell>
          <table:table-cell office:value-type="float" office:value="0.09338641" calcext:value-type="float">
            <text:p>0,09338641</text:p>
          </table:table-cell>
          <table:table-cell office:value-type="float" office:value="4.36" calcext:value-type="float">
            <text:p>4,3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me100/grafo321.15.graph</text:p>
          </table:table-cell>
          <table:table-cell office:value-type="float" office:value="0.0455482" calcext:value-type="float">
            <text:p>0,0455482</text:p>
          </table:table-cell>
          <table:table-cell office:value-type="float" office:value="1.33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me100/grafo913.15.graph</text:p>
          </table:table-cell>
          <table:table-cell office:value-type="float" office:value="0.10239005" calcext:value-type="float">
            <text:p>0,10239005</text:p>
          </table:table-cell>
          <table:table-cell office:value-type="float" office:value="2.53" calcext:value-type="float">
            <text:p>2,5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ome100/grafo2887.15.grap</text:p>
          </table:table-cell>
          <table:table-cell office:value-type="float" office:value="0.05016255" calcext:value-type="float">
            <text:p>0,05016255</text:p>
          </table:table-cell>
          <table:table-cell office:value-type="float" office:value="2.87" calcext:value-type="float">
            <text:p>2,8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me100/grafo250.13.graph</text:p>
          </table:table-cell>
          <table:table-cell office:value-type="float" office:value="0.04305148" calcext:value-type="float">
            <text:p>0,04305148</text:p>
          </table:table-cell>
          <table:table-cell office:value-type="float" office:value="1.05" calcext:value-type="float">
            <text:p>1,0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ome100/grafo967.16.graph</text:p>
          </table:table-cell>
          <table:table-cell office:value-type="float" office:value="0.06189823" calcext:value-type="float">
            <text:p>0,06189823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ome100/grafo187.15.graph</text:p>
          </table:table-cell>
          <table:table-cell office:value-type="float" office:value="0.07924151" calcext:value-type="float">
            <text:p>0,07924151</text:p>
          </table:table-cell>
          <table:table-cell office:value-type="float" office:value="3.51" calcext:value-type="float">
            <text:p>3,5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ome100/grafo1097.16.grap</text:p>
          </table:table-cell>
          <table:table-cell office:value-type="float" office:value="0.04525661" calcext:value-type="float">
            <text:p>0,04525661</text:p>
          </table:table-cell>
          <table:table-cell office:value-type="float" office:value="4.25" calcext:value-type="float">
            <text:p>4,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ome100/grafo329.17.graph</text:p>
          </table:table-cell>
          <table:table-cell office:value-type="float" office:value="0.05389952" calcext:value-type="float">
            <text:p>0,05389952</text:p>
          </table:table-cell>
          <table:table-cell office:value-type="float" office:value="4.01" calcext:value-type="float">
            <text:p>4,0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ome100/grafo2198.16.grap</text:p>
          </table:table-cell>
          <table:table-cell office:value-type="float" office:value="0.07506418" calcext:value-type="float">
            <text:p>0,07506418</text:p>
          </table:table-cell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ome100/grafo2023.16.grap</text:p>
          </table:table-cell>
          <table:table-cell office:value-type="float" office:value="0.06586265" calcext:value-type="float">
            <text:p>0,06586265</text:p>
          </table:table-cell>
          <table:table-cell office:value-type="float" office:value="4.32" calcext:value-type="float">
            <text:p>4,3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ome100/grafo1642.18.grap</text:p>
          </table:table-cell>
          <table:table-cell office:value-type="float" office:value="0.07113289" calcext:value-type="float">
            <text:p>0,07113289</text:p>
          </table:table-cell>
          <table:table-cell office:value-type="float" office:value="202.02" calcext:value-type="float">
            <text:p>202,0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ome100/grafo663.19.graph</text:p>
          </table:table-cell>
          <table:table-cell office:value-type="float" office:value="0.08847284" calcext:value-type="float">
            <text:p>0,08847284</text:p>
          </table:table-cell>
          <table:table-cell office:value-type="float" office:value="4.74" calcext:value-type="float">
            <text:p>4,7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me100/grafo1903.18.grap</text:p>
          </table:table-cell>
          <table:table-cell office:value-type="float" office:value="0.07439208" calcext:value-type="float">
            <text:p>0,07439208</text:p>
          </table:table-cell>
          <table:table-cell office:value-type="float" office:value="5.64" calcext:value-type="float">
            <text:p>5,6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ome100/grafo1002.20.grap</text:p>
          </table:table-cell>
          <table:table-cell office:value-type="float" office:value="0.12424755" calcext:value-type="float">
            <text:p>0,12424755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ome100/grafo420.17.graph</text:p>
          </table:table-cell>
          <table:table-cell office:value-type="float" office:value="0.05087733" calcext:value-type="float">
            <text:p>0,05087733</text:p>
          </table:table-cell>
          <table:table-cell office:value-type="float" office:value="2.89" calcext:value-type="float">
            <text:p>2,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ome100/grafo767.22.graph</text:p>
          </table:table-cell>
          <table:table-cell office:value-type="float" office:value="0.06023454" calcext:value-type="float">
            <text:p>0,06023454</text:p>
          </table:table-cell>
          <table:table-cell office:value-type="float" office:value="11.25" calcext:value-type="float">
            <text:p>11,2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ome100/grafo826.22.graph</text:p>
          </table:table-cell>
          <table:table-cell office:value-type="float" office:value="0.05009508" calcext:value-type="float">
            <text:p>0,05009508</text:p>
          </table:table-cell>
          <table:table-cell office:value-type="float" office:value="16.69" calcext:value-type="float">
            <text:p>16,6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ome100/grafo655.23.graph</text:p>
          </table:table-cell>
          <table:table-cell office:value-type="float" office:value="0.04637503" calcext:value-type="float">
            <text:p>0,04637503</text:p>
          </table:table-cell>
          <table:table-cell office:value-type="float" office:value="9.34" calcext:value-type="float">
            <text:p>9,3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ome100/grafo2423.21.grap</text:p>
          </table:table-cell>
          <table:table-cell office:value-type="float" office:value="0.0693264" calcext:value-type="float">
            <text:p>0,0693264</text:p>
          </table:table-cell>
          <table:table-cell office:value-type="float" office:value="13.02" calcext:value-type="float">
            <text:p>13,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ome100/grafo2977.25.grap</text:p>
          </table:table-cell>
          <table:table-cell office:value-type="float" office:value="0.12125277" calcext:value-type="float">
            <text:p>0,12125277</text:p>
          </table:table-cell>
          <table:table-cell office:value-type="float" office:value="69.15" calcext:value-type="float">
            <text:p>69,1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ome100/grafo2201.25.grap</text:p>
          </table:table-cell>
          <table:table-cell office:value-type="float" office:value="0.07810521" calcext:value-type="float">
            <text:p>0,07810521</text:p>
          </table:table-cell>
          <table:table-cell office:value-type="float" office:value="300.08" calcext:value-type="float">
            <text:p>300,0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ome100/grafo2948.25.grap</text:p>
          </table:table-cell>
          <table:table-cell office:value-type="float" office:value="0.07932877" calcext:value-type="float">
            <text:p>0,07932877</text:p>
          </table:table-cell>
          <table:table-cell office:value-type="float" office:value="240.64" calcext:value-type="float">
            <text:p>240,6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ome100/grafo2077.25.grap</text:p>
          </table:table-cell>
          <table:table-cell office:value-type="float" office:value="0.0957117" calcext:value-type="float">
            <text:p>0,0957117</text:p>
          </table:table-cell>
          <table:table-cell office:value-type="float" office:value="31.88" calcext:value-type="float">
            <text:p>31,8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ome100/grafo1220.25.grap</text:p>
          </table:table-cell>
          <table:table-cell office:value-type="float" office:value="0.05179738" calcext:value-type="float">
            <text:p>0,05179738</text:p>
          </table:table-cell>
          <table:table-cell office:value-type="float" office:value="60.67" calcext:value-type="float">
            <text:p>60,6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ome100/grafo1217.27.grap</text:p>
          </table:table-cell>
          <table:table-cell office:value-type="float" office:value="0.14258575" calcext:value-type="float">
            <text:p>0,14258575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ome100/grafo2058.28.grap</text:p>
          </table:table-cell>
          <table:table-cell office:value-type="float" office:value="0.04922509" calcext:value-type="float">
            <text:p>0,04922509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ome100/grafo115.30.graph</text:p>
          </table:table-cell>
          <table:table-cell office:value-type="float" office:value="0.0770576" calcext:value-type="float">
            <text:p>0,0770576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ome100/grafo1290.27.grap</text:p>
          </table:table-cell>
          <table:table-cell office:value-type="float" office:value="0.05083751" calcext:value-type="float">
            <text:p>0,05083751</text:p>
          </table:table-cell>
          <table:table-cell office:value-type="float" office:value="64.05" calcext:value-type="float">
            <text:p>64,0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ome100/grafo1736.27.grap</text:p>
          </table:table-cell>
          <table:table-cell office:value-type="float" office:value="0.05031514" calcext:value-type="float">
            <text:p>0,05031514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rome100/grafo2650.30.grap</text:p>
          </table:table-cell>
          <table:table-cell office:value-type="float" office:value="0.14230346" calcext:value-type="float">
            <text:p>0,14230346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ome100/grafo1569.28.grap</text:p>
          </table:table-cell>
          <table:table-cell office:value-type="float" office:value="0.04991245" calcext:value-type="float">
            <text:p>0,04991245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rome100/grafo11456.32.gra</text:p>
          </table:table-cell>
          <table:table-cell office:value-type="float" office:value="0.11946058" calcext:value-type="float">
            <text:p>0,11946058</text:p>
          </table:table-cell>
          <table:table-cell office:value-type="float" office:value="56.21" calcext:value-type="float">
            <text:p>56,2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ome100/grafo610.29.graph</text:p>
          </table:table-cell>
          <table:table-cell office:value-type="float" office:value="0.06178736" calcext:value-type="float">
            <text:p>0,06178736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ome100/grafo2828.33.grap</text:p>
          </table:table-cell>
          <table:table-cell office:value-type="float" office:value="0.109344" calcext:value-type="float">
            <text:p>0,109344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ome100/grafo11265.33.gra</text:p>
          </table:table-cell>
          <table:table-cell office:value-type="float" office:value="0.05384182" calcext:value-type="float">
            <text:p>0,05384182</text:p>
          </table:table-cell>
          <table:table-cell office:value-type="float" office:value="300.01" calcext:value-type="float">
            <text:p>300,0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ome100/grafo5737.34.grap</text:p>
          </table:table-cell>
          <table:table-cell office:value-type="float" office:value="0.05606389" calcext:value-type="float">
            <text:p>0,05606389</text:p>
          </table:table-cell>
          <table:table-cell office:value-type="float" office:value="300.06" calcext:value-type="float">
            <text:p>300,06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rome100/grafo5574.35.grap</text:p>
          </table:table-cell>
          <table:table-cell office:value-type="float" office:value="0.0982182" calcext:value-type="float">
            <text:p>0,098218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ome100/grafo11207.34.gra</text:p>
          </table:table-cell>
          <table:table-cell office:value-type="float" office:value="0.09769105" calcext:value-type="float">
            <text:p>0,09769105</text:p>
          </table:table-cell>
          <table:table-cell office:value-type="float" office:value="300.01" calcext:value-type="float">
            <text:p>300,0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ome100/grafo9876.33.grap</text:p>
          </table:table-cell>
          <table:table-cell office:value-type="float" office:value="0.06528401" calcext:value-type="float">
            <text:p>0,06528401</text:p>
          </table:table-cell>
          <table:table-cell office:value-type="float" office:value="300.01" calcext:value-type="float">
            <text:p>300,0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rome100/grafo5593.34.grap</text:p>
          </table:table-cell>
          <table:table-cell office:value-type="float" office:value="0.16020035" calcext:value-type="float">
            <text:p>0,16020035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ome100/grafo11237.35.gra</text:p>
          </table:table-cell>
          <table:table-cell office:value-type="float" office:value="0.08504176" calcext:value-type="float">
            <text:p>0,08504176</text:p>
          </table:table-cell>
          <table:table-cell office:value-type="float" office:value="121.78" calcext:value-type="float">
            <text:p>121,7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ome100/grafo5452.34.grap</text:p>
          </table:table-cell>
          <table:table-cell office:value-type="float" office:value="0.1457827" calcext:value-type="float">
            <text:p>0,1457827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ome100/grafo10658.35.gra</text:p>
          </table:table-cell>
          <table:table-cell office:value-type="float" office:value="0.05542922" calcext:value-type="float">
            <text:p>0,05542922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ome100/grafo2899.34.grap</text:p>
          </table:table-cell>
          <table:table-cell office:value-type="float" office:value="0.09813666" calcext:value-type="float">
            <text:p>0,09813666</text:p>
          </table:table-cell>
          <table:table-cell office:value-type="float" office:value="300.26" calcext:value-type="float">
            <text:p>300,2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rome100/grafo3214.33.grap</text:p>
          </table:table-cell>
          <table:table-cell office:value-type="float" office:value="0.05747795" calcext:value-type="float">
            <text:p>0,0574779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rome100/grafo6101.36.grap</text:p>
          </table:table-cell>
          <table:table-cell office:value-type="float" office:value="0.14922618" calcext:value-type="float">
            <text:p>0,14922618</text:p>
          </table:table-cell>
          <table:table-cell office:value-type="float" office:value="300.12" calcext:value-type="float">
            <text:p>300,1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ome100/grafo3866.35.grap</text:p>
          </table:table-cell>
          <table:table-cell office:value-type="float" office:value="0.09176325" calcext:value-type="float">
            <text:p>0,091763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ome100/grafo11586.36.gra</text:p>
          </table:table-cell>
          <table:table-cell office:value-type="float" office:value="0.07381105" calcext:value-type="float">
            <text:p>0,07381105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ome100/grafo7626.38.grap</text:p>
          </table:table-cell>
          <table:table-cell office:value-type="float" office:value="0.08681797" calcext:value-type="float">
            <text:p>0,08681797</text:p>
          </table:table-cell>
          <table:table-cell office:value-type="float" office:value="300.01" calcext:value-type="float">
            <text:p>300,0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5395.33.grap</text:p>
          </table:table-cell>
          <table:table-cell office:value-type="float" office:value="0.10601949" calcext:value-type="float">
            <text:p>0,10601949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5517.37.grap</text:p>
          </table:table-cell>
          <table:table-cell office:value-type="float" office:value="0.09301972" calcext:value-type="float">
            <text:p>0,09301972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11490.35.gra</text:p>
          </table:table-cell>
          <table:table-cell office:value-type="float" office:value="0.05645394" calcext:value-type="float">
            <text:p>0,05645394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11282.35.gra</text:p>
          </table:table-cell>
          <table:table-cell office:value-type="float" office:value="0.05233478" calcext:value-type="float">
            <text:p>0,05233478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ome100/grafo3332.38.grap</text:p>
          </table:table-cell>
          <table:table-cell office:value-type="float" office:value="0.07618427" calcext:value-type="float">
            <text:p>0,07618427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ome100/grafo11523.35.gra</text:p>
          </table:table-cell>
          <table:table-cell office:value-type="float" office:value="0.1274631" calcext:value-type="float">
            <text:p>0,1274631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ome100/grafo3504.35.grap</text:p>
          </table:table-cell>
          <table:table-cell office:value-type="float" office:value="0.10071229" calcext:value-type="float">
            <text:p>0,10071229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ome100/grafo3743.35.grap</text:p>
          </table:table-cell>
          <table:table-cell office:value-type="float" office:value="0.1278038" calcext:value-type="float">
            <text:p>0,1278038</text:p>
          </table:table-cell>
          <table:table-cell office:value-type="float" office:value="300.1" calcext:value-type="float">
            <text:p>300,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ome100/grafo10459.37.gra</text:p>
          </table:table-cell>
          <table:table-cell office:value-type="float" office:value="0.08801913" calcext:value-type="float">
            <text:p>0,08801913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ome100/grafo2509.37.grap</text:p>
          </table:table-cell>
          <table:table-cell office:value-type="float" office:value="0.08515357" calcext:value-type="float">
            <text:p>0,08515357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ome100/grafo6069.38.grap</text:p>
          </table:table-cell>
          <table:table-cell office:value-type="float" office:value="0.05931639" calcext:value-type="float">
            <text:p>0,05931639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ome100/grafo5790.37.grap</text:p>
          </table:table-cell>
          <table:table-cell office:value-type="float" office:value="0.09211707" calcext:value-type="float">
            <text:p>0,09211707</text:p>
          </table:table-cell>
          <table:table-cell office:value-type="float" office:value="300.05" calcext:value-type="float">
            <text:p>300,05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ome100/grafo11359.37.gra</text:p>
          </table:table-cell>
          <table:table-cell office:value-type="float" office:value="0.10097074" calcext:value-type="float">
            <text:p>0,10097074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me100/grafo11238.37.gra</text:p>
          </table:table-cell>
          <table:table-cell office:value-type="float" office:value="0.08407497" calcext:value-type="float">
            <text:p>0,08407497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me100/grafo10769.36.gra</text:p>
          </table:table-cell>
          <table:table-cell office:value-type="float" office:value="0.05487298" calcext:value-type="float">
            <text:p>0,05487298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me100/grafo11642.36.gra</text:p>
          </table:table-cell>
          <table:table-cell office:value-type="float" office:value="0.05782675" calcext:value-type="float">
            <text:p>0,05782675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me100/grafo6559.38.grap</text:p>
          </table:table-cell>
          <table:table-cell office:value-type="float" office:value="0.0607481" calcext:value-type="float">
            <text:p>0,0607481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me100/grafo3035.36.grap</text:p>
          </table:table-cell>
          <table:table-cell office:value-type="float" office:value="0.15926027" calcext:value-type="float">
            <text:p>0,15926027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3406.37.grap</text:p>
          </table:table-cell>
          <table:table-cell office:value-type="float" office:value="0.0885818" calcext:value-type="float">
            <text:p>0,0885818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10089.37.gra</text:p>
          </table:table-cell>
          <table:table-cell office:value-type="float" office:value="0.14305162" calcext:value-type="float">
            <text:p>0,14305162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3681.38.grap</text:p>
          </table:table-cell>
          <table:table-cell office:value-type="float" office:value="0.05791473" calcext:value-type="float">
            <text:p>0,05791473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11626.38.gra</text:p>
          </table:table-cell>
          <table:table-cell office:value-type="float" office:value="0.06973934" calcext:value-type="float">
            <text:p>0,06973934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rome100/grafo6023.37.grap</text:p>
          </table:table-cell>
          <table:table-cell office:value-type="float" office:value="0.05854487" calcext:value-type="float">
            <text:p>0,05854487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ome100/grafo6492.38.grap</text:p>
          </table:table-cell>
          <table:table-cell office:value-type="float" office:value="0.10422372" calcext:value-type="float">
            <text:p>0,10422372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ome100/grafo7205.39.grap</text:p>
          </table:table-cell>
          <table:table-cell office:value-type="float" office:value="0.05855965" calcext:value-type="float">
            <text:p>0,05855965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ome100/grafo2249.40.grap</text:p>
          </table:table-cell>
          <table:table-cell office:value-type="float" office:value="0.06161999" calcext:value-type="float">
            <text:p>0,06161999</text:p>
          </table:table-cell>
          <table:table-cell office:value-type="float" office:value="300.05" calcext:value-type="float">
            <text:p>300,05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ome100/grafo11462.39.gra</text:p>
          </table:table-cell>
          <table:table-cell office:value-type="float" office:value="0.1007533" calcext:value-type="float">
            <text:p>0,100753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ome100/grafo11497.36.gra</text:p>
          </table:table-cell>
          <table:table-cell office:value-type="float" office:value="0.12216973" calcext:value-type="float">
            <text:p>0,1221697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ome100/grafo9997.40.grap</text:p>
          </table:table-cell>
          <table:table-cell office:value-type="float" office:value="0.07982635" calcext:value-type="float">
            <text:p>0,07982635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ome100/grafo3916.40.grap</text:p>
          </table:table-cell>
          <table:table-cell office:value-type="float" office:value="0.05843973" calcext:value-type="float">
            <text:p>0,0584397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ome100/grafo5773.41.grap</text:p>
          </table:table-cell>
          <table:table-cell office:value-type="float" office:value="0.0905373" calcext:value-type="float">
            <text:p>0,0905373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ome100/grafo5978.41.grap</text:p>
          </table:table-cell>
          <table:table-cell office:value-type="float" office:value="0.1096239" calcext:value-type="float">
            <text:p>0,1096239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rome100/grafo7227.38.grap</text:p>
          </table:table-cell>
          <table:table-cell office:value-type="float" office:value="0.08308839" calcext:value-type="float">
            <text:p>0,08308839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rome100/grafo3218.42.grap</text:p>
          </table:table-cell>
          <table:table-cell office:value-type="float" office:value="0.08431959" calcext:value-type="float">
            <text:p>0,08431959</text:p>
          </table:table-cell>
          <table:table-cell office:value-type="float" office:value="300.01" calcext:value-type="float">
            <text:p>300,01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ome100/grafo3721.37.grap</text:p>
          </table:table-cell>
          <table:table-cell office:value-type="float" office:value="0.05827951" calcext:value-type="float">
            <text:p>0,05827951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ome100/grafo3324.44.grap</text:p>
          </table:table-cell>
          <table:table-cell office:value-type="float" office:value="0.10161733" calcext:value-type="float">
            <text:p>0,10161733</text:p>
          </table:table-cell>
          <table:table-cell office:value-type="float" office:value="300.07" calcext:value-type="float">
            <text:p>300,07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ome100/grafo6892.39.grap</text:p>
          </table:table-cell>
          <table:table-cell office:value-type="float" office:value="0.08073973" calcext:value-type="float">
            <text:p>0,08073973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ome100/grafo4036.45.grap</text:p>
          </table:table-cell>
          <table:table-cell office:value-type="float" office:value="0.06949138" calcext:value-type="float">
            <text:p>0,06949138</text:p>
          </table:table-cell>
          <table:table-cell office:value-type="float" office:value="300.02" calcext:value-type="float">
            <text:p>300,0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me100/grafo3951.39.grap</text:p>
          </table:table-cell>
          <table:table-cell office:value-type="float" office:value="0.09468793" calcext:value-type="float">
            <text:p>0,09468793</text:p>
          </table:table-cell>
          <table:table-cell office:value-type="float" office:value="300.01" calcext:value-type="float">
            <text:p>300,0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me100/grafo2531.41.grap</text:p>
          </table:table-cell>
          <table:table-cell office:value-type="float" office:value="0.06153869" calcext:value-type="float">
            <text:p>0,06153869</text:p>
          </table:table-cell>
          <table:table-cell office:value-type="float" office:value="300.25" calcext:value-type="float">
            <text:p>300,25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me100/grafo6181.40.grap</text:p>
          </table:table-cell>
          <table:table-cell office:value-type="float" office:value="0.08695697" calcext:value-type="float">
            <text:p>0,08695697</text:p>
          </table:table-cell>
          <table:table-cell office:value-type="float" office:value="300.02" calcext:value-type="float">
            <text:p>300,02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rome100/grafo7304.45.grap</text:p>
          </table:table-cell>
          <table:table-cell office:value-type="float" office:value="0.1710484" calcext:value-type="float">
            <text:p>0,1710484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ome100/grafo1464.46.grap</text:p>
          </table:table-cell>
          <table:table-cell office:value-type="float" office:value="0.0657556" calcext:value-type="float">
            <text:p>0,0657556</text:p>
          </table:table-cell>
          <table:table-cell office:value-type="float" office:value="300.03" calcext:value-type="float">
            <text:p>300,03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ome100/grafo2905.47.grap</text:p>
          </table:table-cell>
          <table:table-cell office:value-type="float" office:value="0.07829976" calcext:value-type="float">
            <text:p>0,07829976</text:p>
          </table:table-cell>
          <table:table-cell office:value-type="float" office:value="300.01" calcext:value-type="float">
            <text:p>300,01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rome100/grafo7278.42.grap</text:p>
          </table:table-cell>
          <table:table-cell office:value-type="float" office:value="0.09793663" calcext:value-type="float">
            <text:p>0,0979366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gurobiBenchmark.A4:gurobiBenchmark.E10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1:23:43.916234041</dc:date>
    <meta:editing-duration>PT8M32S</meta:editing-duration>
    <meta:editing-cycles>1</meta:editing-cycles>
    <meta:document-statistic meta:table-count="1" meta:cell-count="518" meta:object-count="1"/>
    <meta:generator>LibreOffice/5.1.6.2.0$Linux_X86_64 LibreOffice_project/10m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82cm" svg:y="0.316cm" chart:style-name="ch2">
          <text:p>Time to solve for n vertices and m edges</text:p>
        </chart:title>
        <chart:legend chart:legend-position="end" svg:x="13.552cm" svg:y="4.201cm" style:legend-expansion="high" chart:style-name="ch3"/>
        <chart:plot-area chart:style-name="ch4" table:cell-range-address="gurobiBenchmark.C3:gurobiBenchmark.C105 gurobiBenchmark.E4:gurobiBenchmark.E105" chart:data-source-has-labels="row" svg:x="1.331cm" svg:y="1.275cm" svg:width="11.901cm" svg:height="6.564cm">
          <chartooo:coordinate-region svg:x="2.138cm" svg:y="1.474cm" svg:width="10.828cm" svg:height="5.718cm"/>
          <chart:axis chart:dimension="x" chart:name="primary-x" chart:style-name="ch5">
            <chart:title svg:x="6.906cm" svg:y="8.019cm" chart:style-name="ch6">
              <text:p>n+m</text:p>
            </chart:title>
          </chart:axis>
          <chart:axis chart:dimension="y" chart:name="primary-y" chart:style-name="ch5">
            <chart:title svg:x="0.451cm" svg:y="5.421cm" chart:style-name="ch7">
              <text:p>Time in sec</text:p>
            </chart:title>
            <chart:grid chart:style-name="ch8" chart:class="major"/>
          </chart:axis>
          <chart:series chart:style-name="ch9" chart:values-cell-range-address="gurobiBenchmark.C4:gurobiBenchmark.C105" chart:label-cell-address="gurobiBenchmark.C3:gurobiBenchmark.C3" chart:class="chart:scatter">
            <chart:domain table:cell-range-address="gurobiBenchmark.E4:gurobiBenchmark.E105"/>
            <chart:data-point chart:repeated="1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olve Time</text:p>
                <draw:g>
                  <svg:desc>gurobiBenchmark.C3:gurobiBenchmark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gurobiBenchmark.E4:gurobiBenchmark.E105</svg:desc>
                </draw:g>
              </table:table-cell>
              <table:table-cell office:value-type="float" office:value="0.1">
                <text:p>0.1</text:p>
                <draw:g>
                  <svg:desc>gurobiBenchmark.C4:gurobiBenchmark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202.02">
                <text:p>202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">
                <text:p>46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">
                <text:p>54</text:p>
              </table:table-cell>
              <table:table-cell office:value-type="float" office:value="300.08">
                <text:p>300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240.64">
                <text:p>240.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31.88">
                <text:p>31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60.67">
                <text:p>60.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">
                <text:p>5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">
                <text:p>5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">
                <text:p>6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">
                <text:p>62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">
                <text:p>6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56.21">
                <text:p>56.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7">
                <text:p>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300.06">
                <text:p>300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">
                <text:p>7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">
                <text:p>72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">
                <text:p>72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">
                <text:p>76</text:p>
              </table:table-cell>
              <table:table-cell office:value-type="float" office:value="121.78">
                <text:p>121.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">
                <text:p>7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7">
                <text:p>77</text:p>
              </table:table-cell>
              <table:table-cell office:value-type="float" office:value="300.26">
                <text:p>300.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">
                <text:p>7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300.12">
                <text:p>300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">
                <text:p>7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">
                <text:p>78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">
                <text:p>7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">
                <text:p>7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">
                <text:p>81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">
                <text:p>81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">
                <text:p>82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300.1">
                <text:p>30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">
                <text:p>83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">
                <text:p>83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300.05">
                <text:p>30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">
                <text:p>8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">
                <text:p>85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">
                <text:p>8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">
                <text:p>8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">
                <text:p>86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">
                <text:p>88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300.05">
                <text:p>30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300.07">
                <text:p>300.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300.02">
                <text:p>300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00.25">
                <text:p>300.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00.02">
                <text:p>300.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00.03">
                <text:p>300.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300.01">
                <text:p>300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